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410d" officeooo:paragraph-rsid="0019410d"/>
    </style:style>
    <style:style style:name="P2" style:family="paragraph" style:parent-style-name="Standard" style:list-style-name="L1">
      <style:text-properties officeooo:rsid="0019410d" officeooo:paragraph-rsid="001c3279"/>
    </style:style>
    <style:style style:name="P3" style:family="paragraph" style:parent-style-name="Standard" style:list-style-name="L1">
      <style:text-properties officeooo:rsid="001d61f3" officeooo:paragraph-rsid="001d61f3"/>
    </style:style>
    <style:style style:name="P4" style:family="paragraph" style:parent-style-name="Standard" style:list-style-name="L1">
      <style:text-properties officeooo:rsid="00114693" officeooo:paragraph-rsid="001c3279"/>
    </style:style>
    <style:style style:name="P5" style:family="paragraph" style:parent-style-name="Standard" style:list-style-name="L1">
      <style:text-properties officeooo:rsid="00134b59" officeooo:paragraph-rsid="001af472"/>
    </style:style>
    <style:style style:name="P6" style:family="paragraph" style:parent-style-name="Standard" style:list-style-name="L1">
      <style:text-properties officeooo:rsid="001c3279" officeooo:paragraph-rsid="001c3279"/>
    </style:style>
    <style:style style:name="P7" style:family="paragraph" style:parent-style-name="Standard" style:list-style-name="L1">
      <style:text-properties officeooo:rsid="001d66b5" officeooo:paragraph-rsid="001d66b5"/>
    </style:style>
    <style:style style:name="T1" style:family="text">
      <style:text-properties officeooo:rsid="001b0ab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просы 4.</text:p>
      <text:p text:style-name="P1"/>
      <text:list text:style-name="L1">
        <text:list-item>
          <text:p text:style-name="P2">по 5.11: зачем в боди вставлять контейнер, почему нельзя задать эти же стили боди?</text:p>
        </text:list-item>
        <text:list-item>
          <text:p text:style-name="P3">по 5.19: весь майн обернули в div.container, ЗАЧЕМ, это ж дублирование тегов?</text:p>
          <text:p text:style-name="P2"/>
        </text:list-item>
        <text:list-item>
          <text:p text:style-name="P4">Где как и когда мы указываем размеры страницы?</text:p>
          <text:p text:style-name="P4"/>
        </text:list-item>
        <text:list-item>
          <text:p text:style-name="P3">Когда выставляем wight а когда max-wight?</text:p>
        </text:list-item>
        <text:list-item>
          <text:p text:style-name="P3">где и когда убираем отступы по умолчанию?</text:p>
          <text:p text:style-name="P5"/>
        </text:list-item>
        <text:list-item>
          <text:p text:style-name="P5">Седона: у боди — фон светло серый, у секций — белый + тень?<text:line-break/> При том ка<text:span text:style-name="T1">к</text:span>-то хитро — там где картинки — теней вроде бы нет? Надо делать?</text:p>
          <text:p text:style-name="P5"/>
        </text:list-item>
        <text:list-item>
          <text:p text:style-name="P6">Смысл стики-футер. Нужен ли он в седоне?</text:p>
          <text:p text:style-name="P6"/>
        </text:list-item>
        <text:list-item>
          <text:p text:style-name="P7">ДЗ5. Чтобы поставить img.hero нужно задать дисплей flex? Иначе марджины схлопываются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6283*" fo:start-indent="0cm" fo:end-indent="0.249cm"/>
          <style:column style:rel-width="335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08:07:27.449507792</meta:creation-date>
    <dc:date>2024-02-13T12:24:03.798766589</dc:date>
    <meta:editing-duration>PT2H8M24S</meta:editing-duration>
    <meta:editing-cycles>5</meta:editing-cycles>
    <meta:generator>LibreOffice/7.6.4.1$Linux_X86_64 LibreOffice_project/60$Build-1</meta:generator>
    <meta:document-statistic meta:table-count="0" meta:image-count="0" meta:object-count="0" meta:page-count="1" meta:paragraph-count="9" meta:word-count="99" meta:character-count="573" meta:non-whitespace-character-count="486"/>
  </office:meta>
</office:document-meta>
</file>